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left="0.7874in" fo:margin-right="0in" fo:margin-top="0in" fo:margin-bottom="0in" fo:text-indent="0in" style:auto-text-indent="false"/>
    </style:style>
    <style:style style:name="P11" style:family="paragraph" style:parent-style-name="Text_20_body">
      <style:paragraph-properties fo:margin-left="2.3626in" fo:margin-right="0in" fo:margin-top="0in" fo:margin-bottom="0in" fo:text-indent="0in" style:auto-text-indent="false"/>
    </style:style>
    <style:style style:name="P12" style:family="paragraph" style:parent-style-name="Text_20_body">
      <style:paragraph-properties fo:margin-left="1.5752in" fo:margin-right="0in" fo:margin-top="0in" fo:margin-bottom="0in" fo:text-indent="0in" style:auto-text-indent="false"/>
    </style:style>
    <style:style style:name="P13" style:family="paragraph" style:parent-style-name="Text_20_body">
      <style:paragraph-properties fo:margin-left="3.1492in" fo:margin-right="0in" fo:margin-top="0in" fo:margin-bottom="0in" fo:text-indent="0in" style:auto-text-indent="false"/>
    </style:style>
    <style:style style:name="P14" style:family="paragraph" style:parent-style-name="Text_20_body">
      <style:text-properties fo:color="#000000" style:font-name="LucidaGrande" fo:font-size="12pt"/>
    </style:style>
    <style:style style:name="P15" style:family="paragraph" style:parent-style-name="Text_20_body" style:list-style-name="L1"/>
    <style:style style:name="P16" style:family="paragraph" style:parent-style-name="Text_20_body" style:list-style-name="L2"/>
    <style:style style:name="P17" style:family="paragraph" style:parent-style-name="Heading_20_1" style:master-page-name="First_20_Page">
      <style:paragraph-properties style:page-number="auto"/>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P9">"Configuration description information" in this context refers to <text:span text:style-name="T5">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9"/>
      <text:p text:style-name="P9">Other information may be available via e.g. manuals or the Internet, and there may be pointers to that information in the CDI, but the format of that information is not under specification here.</text:p>
      <text:p text:style-name="P9"/>
      <text:p text:style-name="P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CDI, and one way to retrieve it, but CDI is independent of that.</text:p>
      <text:p text:style-name="P9">CiA 306 “Electronic data sheet specification” describes the CANopen version of a similar capability.</text:p>
      <text:h text:style-name="Heading_20_1" text:outline-level="1"><text:soft-page-break/>Stuff to be merged into the above</text:h>
      <text:p text:style-name="P14"/>
      <text:h text:style-name="Heading_20_2" text:outline-level="2">Environment of Proposal</text:h>
      <text:h text:style-name="Heading_20_3" text:outline-level="3">Requirements</text:h>
      <text:list xml:id="list2156531496" text:style-name="L1">
        <text:list-item>
          <text:p text:style-name="P15">Nodes must carry enough context that a stand-alone configuration tool can provide a useful human interface without getting any data from an external source, e.g. needing an Internet download to handle a new node type.</text:p>
        </text:list-item>
        <text:list-item>
          <text:p text:style-name="P15">It must be possible to configure a node entirely over the OpenLCB, without physical interactions, e.g. pushing buttons.</text:p>
        </text:list-item>
      </text:list>
      <text:h text:style-name="Heading_20_3" text:outline-level="3">Preferences</text:h>
      <text:list xml:id="list1136215084" text:style-name="L2">
        <text:list-item>
          <text:p text:style-name="P16">Small nodes shouldn't need a lot of processing power, e.g. to compress or decompress data in real time. Memory usage should also be limited, but is a second priority.</text:p>
        </text:list-item>
        <text:list-item>
          <text:p text:style-name="P16">Configuration operations should be state-less and idempotent to simplify software at both ends.</text:p>
        </text:list-item>
        <text:list-item>
          <text:p text:style-name="P16">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configuration protocol</text:a> defined elsewhere. </text:p>
      <text:p text:style-name="P9">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9"/>
      <text:p text:style-name="P9"/>
      <text:p text:style-name="P9"/>
      <text:h text:style-name="Heading_20_2" text:outline-level="2">Proposal</text:h>
      <text:p text:style-name="P9"/>
      <text:h text:style-name="Heading_20_3" text:outline-level="3">Definition</text:h>
      <text:p text:style-name="P9"/>
      <text:p text:style-name="P9"/>
      <text:p text:style-name="P9">2) The primary design constraints are complexity and size in the OpenLCB device providing CDI, and complexity and size in the device consuming the CDI.</text:p>
      <text:p text:style-name="P9"/>
      <text:p text:style-name="P9">2A) Size and complexity in the providing device is the more important constraint. There are more of those devices, they are cost sensitive, and they may not be upgradable once delivered.</text:p>
      <text:p text:style-name="P9"/>
      <text:p text:style-name="P9"><text:soft-page-break/>2B) Size and complexity in the CDI-consuming device should also be considered. In particular, code complexity is an issue which must be addressed.</text:p>
      <text:p text:style-name="P9"/>
      <text:p text:style-name="P9"/>
      <text:p text:style-name="P9">3) Secondary constraints are testability of the provided information, scalability of the format, and the convenience and availability of a suitable toolchain.</text:p>
      <text:p text:style-name="P9"/>
      <text:p text:style-name="P9"/>
      <text:p text:style-name="P9">4) There is a physical/logical structure to the configuration which the CDI can and should reflect:</text:p>
      <text:p text:style-name="P9"/>
      <text:p text:style-name="P9">4A) The basic OpenLCB unit is a "Node". Nodes provide CDI for their needed configuration information. The protocol for that will be defined elsewhere/elsewhen.</text:p>
      <text:p text:style-name="P9"/>
      <text:p text:style-name="P9">4B) A Node can contain zero or more "Producers". Each Producer is independently configured. There is no ordering between separate Producers, but they can be numbered for ease of reference.</text:p>
      <text:p text:style-name="P9"/>
      <text:p text:style-name="P9">4C) A Node can contain zero or more "Consumers". Each Consumer is independently configured. There is no ordering between separate Consumers, or between individual Consumers and Producers, but they can be numbered for ease of reference.</text:p>
      <text:p text:style-name="P9"/>
      <text:p text:style-name="P9">4D) Each Producer or Consumer can be configured with zero or one Events.</text:p>
      <text:p text:style-name="P9"/>
      <text:p text:style-name="P9">4E) Each Event has an Identifier which uniquely defines it. An event may optionally carry additional data.</text:p>
      <text:p text:style-name="P9"/>
      <text:p text:style-name="P9">4F) To ensure future growth, there is no required "device", "channel" or other grouping within a node. Those may be present in some node types, and CDI must be able to represent them, but may not require any specific organization.</text:p>
      <text:p text:style-name="P9"/>
      <text:h text:style-name="Heading_20_3" text:outline-level="3">Storage</text:h>
      <text:p text:style-name="P9">The configuration definition is stored in a hierarchical manner.</text:p>
      <text:p text:style-name="P9"/>
      <text:p text:style-name="P9">I) In what follows:</text:p>
      <text:p text:style-name="P9"/>
      <text:p text:style-name="P9">A "String" must be present; an "Optional String" does not have to be. Strings are in UTF-8.</text:p>
      <text:p text:style-name="P9"/>
      <text:p text:style-name="P9">An "Integer" may be signed; if no sign, it's taken as positive.</text:p>
      <text:p text:style-name="P9"/>
      <text:p text:style-name="P9">A "Map" provides a set of named descriptive values. It contains:</text:p>
      <text:p text:style-name="P9"/>
      <text:p text:style-name="P10">Name: Optional String, if present required to be unique within enclosing group or node</text:p>
      <text:p text:style-name="P10">Description: Optional String</text:p>
      <text:p text:style-name="P10">1 or more "Key", "Value" pairs. Each element of the pair can be of any supported type, depending only on how it is to be used.</text:p>
      <text:p text:style-name="P9">Map elements provide a mapping between the pairs they contain. For example, a map can relate numeric values for a variable to description strings. A map can also be used to provide free-form <text:soft-page-break/>documentation when neither the key nor the value are specified in advance. It may be useful in the future to specify how maps can be defined at the group level to reduce duplication. Having the possibility of a “Name” is meant to ease that future effort.</text:p>
      <text:p text:style-name="P9"/>
      <text:p text:style-name="P9">II) At the top, root level is the information for a "node". This includes:</text:p>
      <text:p text:style-name="P9"/>
      <text:p text:style-name="P9">Manufacturer: String</text:p>
      <text:p text:style-name="P9">Descriptive Map: May contain “Model”, “Version”, “URL” and “Description” keys, along with any others desired.</text:p>
      <text:p text:style-name="P9"/>
      <text:p text:style-name="P9">Model: If present, the human-readable model name the manufacturer gives to this node.</text:p>
      <text:p text:style-name="P9">Version: If present, the human-readable version string for the current board.</text:p>
      <text:p text:style-name="P9">Description: Optional String</text:p>
      <text:p text:style-name="P9">URL: If present, a URL for more information. No specific content is expected at the URL; If desired, that can be dealt with in a different specification.</text:p>
      <text:p text:style-name="P9"/>
      <text:p text:style-name="P9">Any other information desired can be added via additional keys.</text:p>
      <text:p text:style-name="P9"/>
      <text:p text:style-name="P9">III) Within the node is zero or more "groups". Each group contains:</text:p>
      <text:p text:style-name="P9"/>
      <text:p text:style-name="P9">Name: String, required to be unique within enclosing group or node</text:p>
      <text:p text:style-name="P9">Descriptive Map: Map of documentation information; the “Description” key is the basic item.</text:p>
      <text:p text:style-name="P9">Replication count: Integer &gt;= 1 (number of times this group is replicated within the parent item)</text:p>
      <text:p text:style-name="P9"/>
      <text:p text:style-name="P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9"/>
      <text:p text:style-name="P9">Individual groups within replicated groups are numbered from 1 to the replication count. If more than one replicated group is present, the numbering for each starts again with 1.</text:p>
      <text:p text:style-name="P9"/>
      <text:p text:style-name="P9">Groups may contain one or more inner groups, with the same representation. This may continue to any desired level.</text:p>
      <text:p text:style-name="P9"/>
      <text:p text:style-name="P9">IV) Groups may contain "variable", "producer" and/or "consumer" descriptions.</text:p>
      <text:p text:style-name="P9"/>
      <text:p text:style-name="P9">IV-a) A "variable" description contains:</text:p>
      <text:p text:style-name="P9"/>
      <text:p text:style-name="P9">Name: String, required to be unique within enclosing group or node</text:p>
      <text:p text:style-name="P9">Type: Exactly one of "boolean", "digit" (an unsigned binary-coded-decimal value), "signed" (a binary value with a sign), "unsigned" (a binary value without a sign), "string" (a UTF-8 string, not-null terminated), or "blob" (arbitrary byte vector).</text:p>
      <text:p text:style-name="P9">Max: Integer - For string and blob variables, the maximum number of bytes that can be stored. For digit, signed and unsigned types, the maximum value allowed.</text:p>
      <text:p text:style-name="P9">Min: Integer - For digit, signed and unsigned values, the minimum value allowed.</text:p>
      <text:p text:style-name="P9">Description: Optional String</text:p>
      <text:p text:style-name="P9"><text:soft-page-break/>Default: value of this Type, required</text:p>
      <text:p text:style-name="P9">Offset: Optional integer offset with in the configuration address space for this item; if not present, data is laid out by length in depth-first order.</text:p>
      <text:p text:style-name="P9"/>
      <text:p text:style-name="P9">A variable may contain zero or one map descriptions. If present, the map represents a mapping between possible values (the "Key" part of the map's pairs) and convenient names for them (the "Value" part of the map's pairs). </text:p>
      <text:p text:style-name="P9"/>
      <text:p text:style-name="P9">Note that the current value of a variable is not considered configuration definition information (see item 1A and 1B in the introduction).</text:p>
      <text:p text:style-name="P9"/>
      <text:p text:style-name="P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9"/>
      <text:p text:style-name="P9">IV-b) A "producer" description contains:</text:p>
      <text:p text:style-name="P9"/>
      <text:p text:style-name="P9">Name: String, required to be unique within enclosing group or node</text:p>
      <text:p text:style-name="P9">Description: Optional String</text:p>
      <text:p text:style-name="P9">Replication count: Integer &gt;= 1 (number of times this producer definition is replicated within the parent item)</text:p>
      <text:p text:style-name="P9">Offset: Optional integer offset with in the configuration address space for this item; if not present, data is laid out by length in depth-first order.</text:p>
      <text:p text:style-name="P9"/>
      <text:p text:style-name="P9">A producer description may contain zero or more variable descriptions for any variables that configure details of the producer's function. </text:p>
      <text:p text:style-name="P9"/>
      <text:p text:style-name="P9">IV-c) A "consumer" description contains:</text:p>
      <text:p text:style-name="P9"/>
      <text:p text:style-name="P9">Name: String, required to be unique within enclosing group or node</text:p>
      <text:p text:style-name="P9">Description: Optional String</text:p>
      <text:p text:style-name="P9">Replication count: Integer &gt;= 1 (number of times this consumer definition is replicated within the parent item)</text:p>
      <text:p text:style-name="P9">Offset: Optional integer offset with in the configuration address space for this item; if not present, data is laid out by length in depth-first order.</text:p>
      <text:p text:style-name="P9"/>
      <text:p text:style-name="P9">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text:soft-page-break/>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5">one</text:span> format for a lingua franca.</text:p>
      <text:h text:style-name="Heading_20_2" text:outline-level="2">Example</text:h>
      <text:p text:style-name="P9">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9"/>
      <text:p text:style-name="P9">Hopefully the syntax will be self-explanatory. In any case, it's just for this example, not a proposal of any kind.</text:p>
      <text:p text:style-name="P9"/>
      <text:p text:style-name="P9">Manufacturer (String): Digitrax</text:p>
      <text:p text:style-name="P9">Model (String): DS54</text:p>
      <text:p text:style-name="P9">Version (String): 2.33</text:p>
      <text:p text:style-name="P9">Description (Optional String): For more information, see http://digitrax.com/asdf/123</text:p>
      <text:p text:style-name="P9"/>
      <text:p text:style-name="P9">Group start:</text:p>
      <text:p text:style-name="P9">Name (String): Decoder</text:p>
      <text:p text:style-name="P9">Description (Optional String): These variables describe the entire board</text:p>
      <text:p text:style-name="P9">Replication count (integer): 1</text:p>
      <text:p text:style-name="P9"/>
      <text:p text:style-name="P10">Variable:</text:p>
      <text:p text:style-name="P10">Name: Address</text:p>
      <text:p text:style-name="P10">Type: Integer</text:p>
      <text:p text:style-name="P10">Max: 2044</text:p>
      <text:p text:style-name="P10">Min: 0</text:p>
      <text:p text:style-name="P10">Description: This is the board address, in DCC space originally</text:p>
      <text:p text:style-name="P10"/>
      <text:p text:style-name="P9"/>
      <text:p text:style-name="P10">Group start: (Note this is nested in "Decoder")</text:p>
      <text:p text:style-name="P10">Name (String): Channel</text:p>
      <text:p text:style-name="P10">Description (Optional String): Each Channel is one pair of output wires and contains two inputs</text:p>
      <text:p text:style-name="P10">Replication count (integer): 4</text:p>
      <text:p text:style-name="P11"/>
      <text:p text:style-name="P12">Group start: (Note this is nested in "Channel")</text:p>
      <text:p text:style-name="P12">Name (String): Input</text:p>
      <text:p text:style-name="P12">Description (Optional String): Each Channel has two inputs, called "Switch" and "Aux"</text:p>
      <text:p text:style-name="P12">Replication count (integer): 2</text:p>
      <text:p text:style-name="P12"/>
      <text:p text:style-name="P12">Producer start:</text:p>
      <text:p text:style-name="P12"><text:soft-page-break/>Name: Switch Input Active</text:p>
      <text:p text:style-name="P12">Description: Driven by the 1st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Default: 0</text:p>
      <text:p text:style-name="P11">Description: Specify the type of signal expected on this input</text:p>
      <text:p text:style-name="P11">Map:</text:p>
      <text:p text:style-name="P11">Name: Values</text:p>
      <text:p text:style-name="P11">"0", "positive edge"</text:p>
      <text:p text:style-name="P11">"1", "negative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12">Producer start:</text:p>
      <text:p text:style-name="P12">Name: Aux Input Active</text:p>
      <text:p text:style-name="P12">Description: Driven by the 2nd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text:soft-page-break/>Default: 0</text:p>
      <text:p text:style-name="P11">Description: Specify the type of signal expected on this input</text:p>
      <text:p text:style-name="P11">Map:</text:p>
      <text:p text:style-name="P11">Name: Values</text:p>
      <text:p text:style-name="P11">"0", "positive edge"</text:p>
      <text:p text:style-name="P11">"1", "neither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9"/>
      <text:p text:style-name="P10">Group end: (This is the end of the input group)</text:p>
      <text:p text:style-name="P9"/>
      <text:p text:style-name="P10">Variable:</text:p>
      <text:p text:style-name="P10">Name: Output Type</text:p>
      <text:p text:style-name="P10">Type: Integer</text:p>
      <text:p text:style-name="P10">Max: 40</text:p>
      <text:p text:style-name="P10">Min: 0</text:p>
      <text:p text:style-name="P10">Default: 0</text:p>
      <text:p text:style-name="P10">Description: Determines what the output leads do in response to events ....</text:p>
      <text:p text:style-name="P10"/>
      <text:p text:style-name="P10">Consumer start:</text:p>
      <text:p text:style-name="P10">Name: Turnout Active Thrown</text:p>
      <text:p text:style-name="P10">Description: Set the thrown output lead active and closed lead inactive.</text:p>
      <text:p text:style-name="P10">Consumer end:</text:p>
      <text:p text:style-name="P10"/>
      <text:p text:style-name="P10">Consumer start:</text:p>
      <text:p text:style-name="P10">Name: Turnout Active Closed</text:p>
      <text:p text:style-name="P10">Description: Set the closed output lead active and thrown lead inactive.</text:p>
      <text:p text:style-name="P10"><text:soft-page-break/>Consumer end:</text:p>
      <text:p text:style-name="P10"/>
      <text:p text:style-name="P10">Consumer start:</text:p>
      <text:p text:style-name="P10">Name: Turnout Active Both</text:p>
      <text:p text:style-name="P10">Description: Sets both output leads active.</text:p>
      <text:p text:style-name="P10">Consumer end:</text:p>
      <text:p text:style-name="P10"/>
      <text:p text:style-name="P10">Consumer start:</text:p>
      <text:p text:style-name="P10">Name: Turnout Inactive</text:p>
      <text:p text:style-name="P10">Description: Sets both output leads inactive.</text:p>
      <text:p text:style-name="P10">Consumer end:</text:p>
      <text:p text:style-name="P10"/>
      <text:p text:style-name="P10">Group end: (This is end of the "Channel" group)</text:p>
      <text:p text:style-name="P9"/>
      <text:p text:style-name="P9">Group end: (This is end of the "Decoder" group)</text:p>
      <text:p text:style-name="P9"/>
      <text:p text:style-name="P9"/>
      <text:p text:style-name="P9">Some thoughts based on putting this example together:</text:p>
      <text:p text:style-name="P9"/>
      <text:p text:style-name="P9">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9"/>
      <text:p text:style-name="P9">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9"/>
      <text:p text:style-name="P9">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http://excamera.com/sphinx/article-compression.html</text:a></text:p>
      <text:p text:style-name="Text_20_body"><text:soft-page-break/>XML strings can start with a UTF BOM (either 0xEF, 0xFF or 0xFE in the 1<text:span text:style-name="T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http://excamera.com/sphinx/article-compression.htm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9"><text:s/>2.1 Introduction<text:tab/>1</text:p>
          <text:p text:style-name="P19"><text:s/>2.2 Intended Use<text:tab/>1</text:p>
          <text:p text:style-name="P19"><text:s/>2.3 Reference and Context<text:tab/>1</text:p>
          <text:p text:style-name="P18"><text:s/>3 Stuff to be merged into the above<text:tab/>2</text:p>
          <text:p text:style-name="P19"><text:s/>3.1 Environment of Proposal<text:tab/>2</text:p>
          <text:p text:style-name="P20"><text:s/>3.1.1 Requirements<text:tab/>2</text:p>
          <text:p text:style-name="P20"><text:s/>3.1.2 Preferences<text:tab/>2</text:p>
          <text:p text:style-name="P20">Design Points<text:tab/>2</text:p>
          <text:p text:style-name="P19"><text:s/>3.2 Proposal<text:tab/>2</text:p>
          <text:p text:style-name="P20"><text:s/>3.2.1 Definition<text:tab/>2</text:p>
          <text:p text:style-name="P20"><text:s/>3.2.2 Storage<text:tab/>3</text:p>
          <text:p text:style-name="P20"><text:s/>3.2.3 Serialization<text:tab/>5</text:p>
          <text:p text:style-name="P19"><text:s/>3.3 Example<text:tab/>6</text:p>
          <text:p text:style-name="P19"><text:s/>3.4 Implementation Notes<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05-30T07:13:37.99">5/30/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30T07:13:37.99">May 30,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0</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05-30T07:13:37.99">5/30/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68</meta:editing-cycles>
    <meta:editing-duration>PT12H14M44S</meta:editing-duration>
    <meta:generator>OpenOffice.org/3.3$Unix OpenOffice.org_project/330m20$Build-9567</meta:generator>
    <dc:date>2012-05-30T07:13:38</dc:date>
    <dc:creator>Bob Jacobsen</dc:creator>
    <meta:document-statistic meta:table-count="1" meta:image-count="1" meta:object-count="0" meta:page-count="10" meta:paragraph-count="247" meta:word-count="2730" meta:character-count="17063"/>
    <meta:user-defined meta:name="Info 1"/>
    <meta:user-defined meta:name="Info 2"/>
    <meta:user-defined meta:name="Info 3"/>
    <meta:user-defined meta:name="Info 4"/>
  </office:meta>
</office:document-meta>
</file>